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TexteLibre" style:family="table">
      <style:table-properties style:width="17.357cm" table:align="margins"/>
    </style:style>
    <style:style style:name="tabTexteLibre.A" style:family="table-column">
      <style:table-column-properties style:column-width="0.109cm" style:rel-column-width="410*"/>
    </style:style>
    <style:style style:name="tabTexteLibre.B" style:family="table-column">
      <style:table-column-properties style:column-width="17.247cm" style:rel-column-width="65125*"/>
    </style:style>
    <style:style style:name="tabTexteLibre.1" style:family="table-row">
      <style:table-row-properties style:row-height="0.019cm"/>
    </style:style>
    <style:style style:name="tabTexteLibre.A1" style:family="table-cell">
      <style:table-cell-properties fo:padding="0.097cm" fo:border="none"/>
    </style:style>
    <style:style style:name="tabTexteLibre.2" style:family="table-row">
      <style:table-row-properties style:min-row-height="0.603cm"/>
    </style:style>
    <style:style style:name="Tableau1" style:family="table">
      <style:table-properties style:width="17.357cm" table:align="margins"/>
    </style:style>
    <style:style style:name="Tableau1.A" style:family="table-column">
      <style:table-column-properties style:column-width="3.404cm" style:rel-column-width="12852*"/>
    </style:style>
    <style:style style:name="Tableau1.B" style:family="table-column">
      <style:table-column-properties style:column-width="13.95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5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4" style:family="paragraph" style:parent-style-name="Text_20_body">
      <style:text-properties style:font-name="Gill Sans MT_CCJU2" fo:font-size="11pt" style:font-size-asian="11pt" style:font-size-complex="11pt"/>
    </style:style>
    <style:style style:name="P15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7" style:family="paragraph" style:parent-style-name="Table_20_Contents">
      <style:paragraph-properties fo:text-align="justify" style:justify-single-word="false"/>
      <style:text-properties style:font-name="Gill Sans MT_CCJU2" fo:font-size="6pt" style:font-size-asian="6pt" style:font-size-complex="6pt"/>
    </style:style>
    <style:style style:name="P18" style:family="paragraph" style:parent-style-name="Standard">
      <style:paragraph-properties fo:margin-left="0cm" fo:margin-right="0cm" fo:line-height="0.75cm" fo:text-align="justify" style:justify-single-word="false" fo:text-indent="0cm" style:auto-text-indent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Table_20_Contents" style:list-style-name="L1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2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%#include PCheader#%</text:p>
      <text:p text:style-name="P3"/>
      <text:p text:style-name="P5">%=TITRE=%</text:p>
      <text:p text:style-name="P18"/>
      <text:p text:style-name="P13">%=TITRE_POLITESSE=%</text:p>
      <text:p text:style-name="P15">%=CONTENU1=%</text:p>
      <table:table table:name="tabTexteLibre" table:style-name="tabTexteLibre">
        <table:table-column table:style-name="tabTexteLibre.A"/>
        <table:table-column table:style-name="tabTexteLibre.B"/>
        <table:table-row table:style-name="tabTexteLibre.1">
          <table:table-cell table:style-name="tabTexteLibre.A1" office:value-type="string">
            <text:p text:style-name="P16"/>
          </table:table-cell>
          <table:table-cell table:style-name="tabTexteLibre.A1" office:value-type="string">
            <text:p text:style-name="P17"/>
          </table:table-cell>
        </table:table-row>
        <table:table-row table:style-name="tabTexteLibre.2">
          <table:table-cell table:style-name="tabTexteLibre.A1" office:value-type="string">
            <text:p text:style-name="P17">%{ligne}%</text:p>
          </table:table-cell>
          <table:table-cell table:style-name="tabTexteLibre.A1" office:value-type="string">
            <text:list xml:id="list30490991" text:style-name="L1">
              <text:list-item>
                <text:p text:style-name="P20">%=LIGNE_TEXTE_LIBRE=%</text:p>
              </text:list-item>
            </text:list>
          </table:table-cell>
        </table:table-row>
      </table:table>
      <text:p text:style-name="P15"/>
      <text:p text:style-name="P15">%=CONTENU2=%</text:p>
      <text:p text:style-name="P14">%=SALUTATIONS=%</text:p>
      <text:p text:style-name="P4"/>
      <text:p text:style-name="P10"><text:tab/><text:span text:style-name="T2">%#include PCsignature#%</text:span></text:p>
      <text:p text:style-name="P10"/>
      <text:p text:style-name="P10"/>
      <text:p text:style-name="P10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%=ANNEXE=%<text:span text:style-name="T3"> :</text:span></text:p>
          </table:table-cell>
          <table:table-cell table:style-name="Tableau1.A1" office:value-type="string">
            <text:p text:style-name="P9">%=ANNEXES=%</text:p>
          </table:table-cell>
        </table:table-row>
        <table:table-row>
          <table:table-cell table:style-name="Tableau1.A1" office:value-type="string">
            <text:p text:style-name="P11">%=COPIE=%<text:span text:style-name="T3"> :</text:span></text:p>
          </table:table-cell>
          <table:table-cell table:style-name="Tableau1.A1" office:value-type="string">
            <text:p text:style-name="P12">%=COPIES=%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1cm" fo:margin-bottom="1.503cm" fo:margin-left="1.663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7-01T10:30:28.56</dc:date>
    <meta:print-date>2011-02-22T10:58:36</meta:print-date>
    <meta:editing-cycles>167</meta:editing-cycles>
    <meta:editing-duration>P1DT11H59M11S</meta:editing-duration>
    <meta:document-statistic meta:table-count="2" meta:image-count="0" meta:object-count="0" meta:page-count="1" meta:paragraph-count="16" meta:word-count="28" meta:character-count="301"/>
    <meta:user-defined meta:name="Info 1"/>
    <meta:user-defined meta:name="Info 2"/>
    <meta:user-defined meta:name="Info 3"/>
    <meta:user-defined meta:name="Info 4"/>
  </office:meta>
</office:document-meta>
</file>